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b80047" draw:textarea-horizontal-align="justify" draw:textarea-vertical-align="middle" draw:auto-grow-height="false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2cm"/>
    </style:style>
    <style:style style:name="gr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0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color="#ff0000" fo:font-size="36pt" style:font-size-asian="36pt" style:font-size-complex="3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0000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19.685cm" svg:height="1.27cm" svg:x="2.54cm" svg:y="2.54cm">
          <draw:text-box>
            <text:p>Question 5: <text:span text:style-name="T1">A</text:span> <text:span text:style-name="T1">1997</text:span> <text:span text:style-name="T1">Toyota</text:span> <text:span text:style-name="T1">Camry</text:span> <text:span text:style-name="T1">V6</text:span> <text:span text:style-name="T1">needs</text:span> <text:span text:style-name="T1">what</text:span> <text:span text:style-name="T1">size</text:span> <text:span text:style-name="T1">tires</text:span>?</text:p>
          </draw:text-box>
        </draw:frame>
        <draw:custom-shape draw:style-name="gr2" draw:text-style-name="P1" draw:layer="layout" svg:width="9.525cm" svg:height="11.43cm" svg:x="4.445cm" svg:y="5.215cm"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525cm" svg:height="11.43cm" svg:x="14.94cm" svg:y="5.415cm">
          <text:p text:style-name="P1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54cm" svg:height="1.905cm" svg:x="0.635cm" svg:y="5.715cm">
          <text:p text:style-name="P1">Who</text:p>
          <text:p text:style-name="P1">: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905cm" svg:x="0.635cm" svg:y="8.89cm">
          <text:p text:style-name="P1">What</text:p>
          <text:p text:style-name="P1">: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905cm" svg:x="0.635cm" svg:y="11.965cm">
          <text:p text:style-name="P1">When</text:p>
          <text:p text:style-name="P1">: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905cm" svg:x="0.635cm" svg:y="14.605cm">
          <text:p text:style-name="P1">Where</text:p>
          <text:p text:style-name="P1">: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19.685cm" svg:height="1.27cm" svg:x="2.54cm" svg:y="2.54cm">
          <draw:text-box>
            <text:p>Question 5: <text:span text:style-name="T1">A</text:span> <text:span text:style-name="T1">1997</text:span> <text:span text:style-name="T1">Toyota</text:span> <text:span text:style-name="T1">Camry</text:span> <text:span text:style-name="T1">V6</text:span> <text:span text:style-name="T1">needs</text:span> <text:span text:style-name="T1">what</text:span> <text:span text:style-name="T1">size</text:span> <text:span text:style-name="T1">tires</text:span>?</text:p>
          </draw:text-box>
        </draw:frame>
        <draw:custom-shape draw:style-name="gr2" draw:text-style-name="P3" draw:layer="layout" svg:width="9.525cm" svg:height="11.43cm" svg:x="4.445cm" svg:y="5.215cm">
          <text:p text:style-name="P3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25cm" svg:height="11.43cm" svg:x="14.94cm" svg:y="5.415cm">
          <text:p text:style-name="P3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cm" svg:height="1.905cm" svg:x="0.635cm" svg:y="5.715cm">
          <text:p text:style-name="P3">Who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id="id1" draw:layer="layout" svg:width="2.54cm" svg:height="1.905cm" svg:x="0.635cm" svg:y="8.89cm">
          <text:p text:style-name="P3">What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11.965cm">
          <text:p text:style-name="P3">When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id="id2" draw:layer="layout" svg:width="2.54cm" svg:height="1.905cm" svg:x="0.635cm" svg:y="14.605cm">
          <text:p text:style-name="P3">Where</text:p>
          <text:p text:style-name="P3">: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0.0639642857142857-0.011c0.01875-0.000904761904761905 0.0260357142857143-0.024 0.0444642857142857-0.0296190476190476 0.0208868272560462-0.00636859332354894 0.012-0.0422380952380953 0.0180714285714286-0.063 0.0061003174813552-0.0208606935048695-0.00989285714285715-0.052952380952381 0.0152857142857143-0.0611428571428572 0.0158207755619172-0.00514642722770639 0.0323214285714286-0.00547619047619047 0.0486428571428572-0.00557142857142856 0.0149285993493303-8.71107183038899E-005 0.0299642857142857 0.00114285714285714 0.0444642857142857 0.00557142857142856 0.0209006384153411 0.00638344621552292 0.0418928571428572 0.0106666666666667 0.0625357142857143 0.0203809523809524 0.0224642857142857 0.0105714285714286 0.0440357142857143 0.0240952380952381 0.0667142857142857 0.0333333333333333 0.0176109662814836 0.00717381093670931 0.0207142857142857 0.031 0.0208214285714286 0.0500476190476191l-0.00135714285714289 0.0185238095238095-0.0069642857142857 0.0185238095238095v0.0092380952380952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0.0250714285714286 0.0130952380952381c0.0149285714285714-0.05 0.0464642857142857 0.0177142857142857 0.0708571428571429 0.00742857142857143 0.0156050696343815-0.00658017577555178 0.0339285714285714 0.0124761904761905 0.0486428571428571 0 0.0186690784841261-0.0158294451871879 0.0428214285714286-0.0107619047619048 0.0625357142857143-0.0222380952380952 0.0182917932242335-0.0106481211764258 0.0115-0.0436190476190476 0.02225-0.0648571428571429 0.00886594768622315-0.0175158922173002 0.000500000000000028-0.0442857142857143 0.00971428571428573-0.0611428571428572 0.0115325518250982-0.0210983118660711 0.0352142857142857-0.00876190476190475 0.0528214285714286-0.00742857142857142l0.00553571428571425 0.00185714285714286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0.0195-0.0276666666666667c0.0229285714285714 0.00685714285714286 0.0430357142857143-0.0110952380952381 0.0667142857142857-0.00557142857142857 0.0180742799373028 0.00421642327345823 0.0321071428571429 0.00423809523809524 0.0514285714285714 0.0240952380952381 0.0320287570247619 0.0329168001955039-0.00860714285714284 0.0787619047619048 0.07225 0.0667142857142857 0.0464274929611746-0.00691764176629987 0.0835714285714286 0.057952380952381 0.123678571428571 0.0926190476190476 0.0327588431516573 0.028315153237645-0.0471428571428572 0.0914761904761905 0.0152857142857143 0.0722857142857143 0.0275298355563341-0.00846264205126057 0.0585714285714286 0.00752380952380952 0.0750357142857143-0.0240952380952381 0.0274370726761669-0.0526918763759214 0.0569642857142857-0.0377619047619047 0.0708571428571428-0.0778095238095238 0.00913659580327519-0.0263371964714806 0.0285714285714286-0.0421428571428571 0.02225-0.0685714285714286-0.0120285301604031-0.0502887701621372 0.0264642857142857-0.0426190476190476 0.0402857142857143-0.0667142857142857 0.0128319407109161-0.0223702394477986 0.0211785714285715-0.0400476190476191 0.0486428571428572-0.0537142857142857 0.0248169586052639-0.0123493144685058 0.0443571428571428-0.0292857142857143 0.0681071428571428-0.0333333333333333l0.0222142857142857-0.00185714285714286 0.0152857142857143-0.0148571428571429 0.0125-0.011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2" svg:path="m0.0208928571428571 0.000333333333333333c0.0105714285714286 0.0195714285714286 0.01225 0.0442380952380952 0.0305714285714286 0.0592857142857143 0.0205067801312688 0.0168424756893591 0.0435714285714286 0.0145238095238095 0.0639285714285714 0.00742857142857143 0.0201056565485301-0.00700758555726549 0.0175714285714286-0.0441904761904762 0.0402857142857143-0.0444761904761905l0.00975000000000001-0.0185238095238095 0.00278571428571428-0.0166666666666667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2" draw:layer="layout" svg:width="19.685cm" svg:height="1.27cm" svg:x="2.54cm" svg:y="2.54cm">
          <draw:text-box>
            <text:p text:style-name="P2">Question 5: <text:span text:style-name="T1">A</text:span> <text:span text:style-name="T1">1997</text:span> <text:span text:style-name="T1">Toyota</text:span> <text:span text:style-name="T1">Camry</text:span> <text:span text:style-name="T1">V6</text:span> <text:span text:style-name="T1">needs</text:span> <text:span text:style-name="T1">what</text:span> <text:span text:style-name="T1">size</text:span> <text:span text:style-name="T1">tires</text:span>?</text:p>
          </draw:text-box>
        </draw:frame>
        <draw:custom-shape draw:style-name="gr2" draw:text-style-name="P3" draw:layer="layout" svg:width="9.525cm" svg:height="11.43cm" svg:x="4.445cm" svg:y="5.215cm">
          <text:p text:style-name="P3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25cm" svg:height="11.43cm" svg:x="14.94cm" svg:y="5.415cm">
          <text:p text:style-name="P3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cm" svg:height="1.905cm" svg:x="0.635cm" svg:y="5.715cm">
          <text:p text:style-name="P3">Who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8.89cm">
          <text:p text:style-name="P3">What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11.965cm">
          <text:p text:style-name="P3">When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14.605cm">
          <text:p text:style-name="P3">Where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10.795cm" svg:y="7.62cm">
          <text:p text:style-name="P3">What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6.35cm" svg:y="5.715cm">
          <text:p text:style-name="P3">What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20.32cm" svg:y="6.985cm">
          <text:p text:style-name="P3">What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5.715cm" svg:y="12.7cm">
          <text:p text:style-name="P3">When</text:p>
          <text:p text:style-name="P3">: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2" draw:layer="layout" svg:width="19.685cm" svg:height="1.27cm" svg:x="2.54cm" svg:y="2.54cm">
          <draw:text-box>
            <text:p text:style-name="P2">Question 5: <text:span text:style-name="T1">A</text:span> <text:span text:style-name="T1">1997</text:span> <text:span text:style-name="T1">Toyota</text:span> <text:span text:style-name="T1">Camry</text:span> <text:span text:style-name="T1">V6</text:span> <text:span text:style-name="T1">needs</text:span> <text:span text:style-name="T1">what</text:span> <text:span text:style-name="T1">size</text:span> <text:span text:style-name="T1">tires</text:span>?</text:p>
          </draw:text-box>
        </draw:frame>
        <draw:custom-shape draw:style-name="gr2" draw:text-style-name="P3" draw:layer="layout" svg:width="9.525cm" svg:height="11.43cm" svg:x="4.445cm" svg:y="5.215cm">
          <text:p text:style-name="P3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25cm" svg:height="11.43cm" svg:x="14.94cm" svg:y="5.415cm">
          <text:p text:style-name="P3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cm" svg:height="1.905cm" svg:x="0.635cm" svg:y="5.715cm">
          <text:p text:style-name="P3">Who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8.89cm">
          <text:p text:style-name="P3">What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11.965cm">
          <text:p text:style-name="P3">When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14.605cm">
          <text:p text:style-name="P3">Where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10.795cm" svg:y="7.62cm">
          <text:p text:style-name="P3">What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6.35cm" svg:y="5.715cm">
          <text:p text:style-name="P3">What</text:p>
          <text:p text:style-name="P3">: Toyota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20.32cm" svg:y="6.985cm">
          <text:p text:style-name="P3">What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5.715cm" svg:y="12.7cm">
          <text:p text:style-name="P3">When</text:p>
          <text:p text:style-name="P3">: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2" draw:layer="layout" svg:width="19.685cm" svg:height="1.27cm" svg:x="2.54cm" svg:y="2.54cm">
          <draw:text-box>
            <text:p text:style-name="P2">Question 5: <text:span text:style-name="T1">A</text:span> <text:span text:style-name="T1">1997</text:span> <text:span text:style-name="T1">Toyota</text:span> <text:span text:style-name="T1">Camry</text:span> <text:span text:style-name="T1">V6</text:span> <text:span text:style-name="T1">needs</text:span> <text:span text:style-name="T1">what</text:span> <text:span text:style-name="T1">size</text:span> <text:span text:style-name="T1">tires</text:span>?</text:p>
          </draw:text-box>
        </draw:frame>
        <draw:custom-shape draw:style-name="gr2" draw:text-style-name="P3" draw:layer="layout" svg:width="9.525cm" svg:height="11.43cm" svg:x="4.445cm" svg:y="5.215cm">
          <text:p text:style-name="P3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25cm" svg:height="11.43cm" svg:x="14.94cm" svg:y="5.415cm">
          <text:p text:style-name="P3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cm" svg:height="1.905cm" svg:x="0.635cm" svg:y="5.715cm">
          <text:p text:style-name="P3">Who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8.89cm">
          <text:p text:style-name="P3">What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11.965cm">
          <text:p text:style-name="P3">When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14.605cm">
          <text:p text:style-name="P3">Where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10.795cm" svg:y="7.62cm">
          <text:p text:style-name="P3">What</text:p>
          <text:p text:style-name="P3">: Camry V6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6.35cm" svg:y="5.715cm">
          <text:p text:style-name="P3">What</text:p>
          <text:p text:style-name="P3">: Toyota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20.32cm" svg:y="6.985cm">
          <text:p text:style-name="P3">What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5.715cm" svg:y="12.7cm">
          <text:p text:style-name="P3">When</text:p>
          <text:p text:style-name="P3">: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2" draw:layer="layout" svg:width="19.685cm" svg:height="1.27cm" svg:x="2.54cm" svg:y="2.54cm">
          <draw:text-box>
            <text:p text:style-name="P2">Question 5: <text:span text:style-name="T1">A</text:span> <text:span text:style-name="T1">1997</text:span> <text:span text:style-name="T1">Toyota</text:span> <text:span text:style-name="T1">Camry</text:span> <text:span text:style-name="T1">V6</text:span> <text:span text:style-name="T1">needs</text:span> <text:span text:style-name="T1">what</text:span> <text:span text:style-name="T1">size</text:span> <text:span text:style-name="T1">tires</text:span>?</text:p>
          </draw:text-box>
        </draw:frame>
        <draw:custom-shape draw:style-name="gr2" draw:text-style-name="P3" draw:layer="layout" svg:width="9.525cm" svg:height="11.43cm" svg:x="4.445cm" svg:y="5.215cm">
          <text:p text:style-name="P3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25cm" svg:height="11.43cm" svg:x="14.94cm" svg:y="5.415cm">
          <text:p text:style-name="P3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cm" svg:height="1.905cm" svg:x="0.635cm" svg:y="5.715cm">
          <text:p text:style-name="P3">Who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8.89cm">
          <text:p text:style-name="P3">What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11.965cm">
          <text:p text:style-name="P3">When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14.605cm">
          <text:p text:style-name="P3">Where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10.795cm" svg:y="7.62cm">
          <text:p text:style-name="P3">What</text:p>
          <text:p text:style-name="P3">: Camry V6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6.35cm" svg:y="5.715cm">
          <text:p text:style-name="P3">What</text:p>
          <text:p text:style-name="P3">: Toyota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20.32cm" svg:y="6.985cm">
          <text:p text:style-name="P3">What</text:p>
          <text:p text:style-name="P3">: size tir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5.715cm" svg:y="12.7cm">
          <text:p text:style-name="P3">When</text:p>
          <text:p text:style-name="P3">: 1997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2" draw:layer="layout" svg:width="19.685cm" svg:height="1.27cm" svg:x="2.54cm" svg:y="2.54cm">
          <draw:text-box>
            <text:p text:style-name="P2">Question 5: <text:span text:style-name="T1">A</text:span> <text:span text:style-name="T1">1997</text:span> <text:span text:style-name="T1">Toyota</text:span> <text:span text:style-name="T1">Camry</text:span> <text:span text:style-name="T1">V6</text:span> <text:span text:style-name="T1">needs</text:span> <text:span text:style-name="T1">what</text:span> <text:span text:style-name="T1">size</text:span> <text:span text:style-name="T1">tires</text:span>?</text:p>
          </draw:text-box>
        </draw:frame>
        <draw:custom-shape draw:style-name="gr2" draw:text-style-name="P3" draw:layer="layout" svg:width="9.525cm" svg:height="11.43cm" svg:x="4.445cm" svg:y="5.215cm">
          <text:p text:style-name="P3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25cm" svg:height="11.43cm" svg:x="14.94cm" svg:y="5.415cm">
          <text:p text:style-name="P3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cm" svg:height="1.905cm" svg:x="0.635cm" svg:y="5.715cm">
          <text:p text:style-name="P3">Who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8.89cm">
          <text:p text:style-name="P3">What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11.965cm">
          <text:p text:style-name="P3">When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14.605cm">
          <text:p text:style-name="P3">Where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10.795cm" svg:y="7.62cm">
          <text:p text:style-name="P3">What</text:p>
          <text:p text:style-name="P3">: Camry V6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6.35cm" svg:y="5.715cm">
          <text:p text:style-name="P3">What</text:p>
          <text:p text:style-name="P3">: Toyota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20.32cm" svg:y="6.985cm">
          <text:p text:style-name="P3">What</text:p>
          <text:p text:style-name="P3">: size tir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5.715cm" svg:y="12.7cm">
          <text:p text:style-name="P3">When</text:p>
          <text:p text:style-name="P3">: 1997</text:p>
          <draw:enhanced-geometry svg:viewBox="0 0 21600 21600" draw:type="rectangle" draw:enhanced-path="M 0 0 L 21600 0 21600 21600 0 21600 0 0 Z N"/>
        </draw:custom-shape>
        <draw:frame draw:style-name="gr6" draw:text-style-name="P5" draw:id="id3" draw:layer="layout" svg:width="10.16cm" svg:height="3.81cm" svg:x="2.54cm" svg:y="3.81cm">
          <draw:text-box>
            <text:p text:style-name="P5"><text:span text:style-name="T2">Modifier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04s" smil:fill="hold" smil:targetElement="id3" smil:attributeName="visibility" smil:to="visible"/>
                  <anim:animate smil:dur="2s" smil:fill="hold" smil:targetElement="id3" smil:attributeName="x" smil:values="x;x" smil:keyTimes="0;1"/>
                  <anim:animate smil:dur="2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layer="layout" svg:width="17.78cm" svg:height="0.962cm" svg:x="3.175cm" svg:y="2.54cm">
          <draw:text-box>
            <text:p>Zoomed in of the context boxes...</text:p>
          </draw:text-box>
        </draw:frame>
        <draw:custom-shape draw:style-name="gr4" draw:text-style-name="P3" draw:layer="layout" svg:width="13.335cm" svg:height="8.255cm" svg:x="5.08cm" svg:y="5.715cm">
          <text:p text:style-name="P3">What</text:p>
          <text:p text:style-name="P3">: size tir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27cm" svg:x="15.875cm" svg:y="12.065cm">
          <text:p text:style-name="P1">M</text:p>
          <draw:enhanced-geometry svg:viewBox="0 0 21600 21600" draw:type="rectangle" draw:enhanced-path="M 0 0 L 21600 0 21600 21600 0 21600 0 0 Z N"/>
        </draw:custom-shape>
        <draw:frame draw:style-name="gr7" draw:layer="layout" svg:width="5.08cm" svg:height="3.095cm" svg:x="19.05cm" svg:y="12.145cm">
          <draw:text-box>
            <text:p>- Modifier button to add chains of modifiers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2" draw:layer="layout" svg:width="17.78cm" svg:height="1.673cm" svg:x="3.175cm" svg:y="2.54cm">
          <draw:text-box>
            <text:p text:style-name="P2">Question 5: <text:span text:style-name="T1">A</text:span> <text:span text:style-name="T1">1997</text:span> <text:span text:style-name="T1">Toyota</text:span> <text:span text:style-name="T1">Camry</text:span> <text:span text:style-name="T1">V6</text:span> <text:span text:style-name="T1">needs</text:span> <text:span text:style-name="T1">what</text:span> <text:span text:style-name="T1">size</text:span> <text:span text:style-name="T1">summer</text:span> <text:span text:style-name="T1">racing</text:span> <text:span text:style-name="T1">tires</text:span>?</text:p>
          </draw:text-box>
        </draw:frame>
        <draw:custom-shape draw:style-name="gr4" draw:text-style-name="P3" draw:layer="layout" svg:width="13.335cm" svg:height="8.255cm" svg:x="5.08cm" svg:y="5.715cm">
          <text:p text:style-name="P3">What</text:p>
          <text:p text:style-name="P3">: size tir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27cm" svg:x="15.875cm" svg:y="9.525cm">
          <text:p text:style-name="P3">M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8.255cm" svg:height="6.27cm" svg:x="19.05cm" svg:y="12.145cm">
          <draw:text-box>
            <text:p text:style-name="P2">- Add modifiers in sequence.</text:p>
          </draw:text-box>
        </draw:frame>
        <draw:custom-shape draw:style-name="gr9" draw:text-style-name="P1" draw:layer="layout" svg:width="10.16cm" svg:height="1.27cm" svg:x="5.715cm" svg:y="13.335cm">
          <text:p text:style-name="P1">Summ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0.16cm" svg:height="1.27cm" svg:x="5.715cm" svg:y="14.605cm">
          <text:p text:style-name="P1">Racing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2" draw:layer="layout" svg:width="19.685cm" svg:height="1.673cm" svg:x="2.54cm" svg:y="2.54cm">
          <draw:text-box>
            <text:p text:style-name="P2">Question 5: <text:span text:style-name="T1">A</text:span> <text:span text:style-name="T1">1997</text:span> <text:span text:style-name="T1">Toyota</text:span> <text:span text:style-name="T1">Camry</text:span> <text:span text:style-name="T1">V6</text:span> <text:span text:style-name="T1">needs</text:span> <text:span text:style-name="T1">what</text:span> <text:span text:style-name="T1">size</text:span> <text:span text:style-name="T1">summer</text:span> <text:span text:style-name="T1">racing</text:span> <text:span text:style-name="T1">tires</text:span>?</text:p>
          </draw:text-box>
        </draw:frame>
        <draw:custom-shape draw:style-name="gr2" draw:text-style-name="P3" draw:layer="layout" svg:width="9.525cm" svg:height="11.43cm" svg:x="4.445cm" svg:y="5.215cm">
          <text:p text:style-name="P3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25cm" svg:height="11.43cm" svg:x="14.94cm" svg:y="5.415cm">
          <text:p text:style-name="P3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cm" svg:height="1.905cm" svg:x="0.635cm" svg:y="5.715cm">
          <text:p text:style-name="P3">Who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8.89cm">
          <text:p text:style-name="P3">What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11.965cm">
          <text:p text:style-name="P3">When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0.635cm" svg:y="14.605cm">
          <text:p text:style-name="P3">Where</text:p>
          <text:p text:style-name="P3">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10.795cm" svg:y="7.62cm">
          <text:p text:style-name="P3">What</text:p>
          <text:p text:style-name="P3">: Camry V6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6.35cm" svg:y="5.715cm">
          <text:p text:style-name="P3">What</text:p>
          <text:p text:style-name="P3">: Toyota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20.32cm" svg:y="6.985cm">
          <text:p text:style-name="P3">What</text:p>
          <text:p text:style-name="P3">: size tir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5.715cm" svg:y="12.7cm">
          <text:p text:style-name="P3">When</text:p>
          <text:p text:style-name="P3">: 1997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81cm" svg:height="0.635cm" svg:x="20.955cm" svg:y="8.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81cm" svg:height="0.635cm" svg:x="20.955cm" svg:y="9.3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17.78cm" svg:y="17.78cm">
          <text:p text:style-name="P1">Sub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5.715cm" svg:height="1.905cm" svg:x="21.59cm" svg:y="18.415cm">
          <draw:text-box>
            <text:p>- Submit when finished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7cm" svg:x="1.4cm" svg:y="0.837cm" presentation:class="title">
          <draw:text-box>
            <text:p>More Inf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eb based</text:p>
              </text:list-item>
              <text:list-item>
                <text:p>Using YUI and Jquery (javascript libraries)</text:p>
              </text:list-item>
              <text:list-item>
                <text:p>Should take ~ 2 weeks.</text:p>
                <text:p/>
              </text:list-item>
              <text:list-item>
                <text:p>Compiles the state down to the SSQ format (or another simpler format)</text:p>
              </text:list-item>
              <text:list-item>
                <text:p>Should we add Categories?? 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grant </meta:initial-creator>
    <meta:creation-date>2010-04-12T13:37:11</meta:creation-date>
    <meta:editing-duration>PT00H36M30S</meta:editing-duration>
    <meta:editing-cycles>2</meta:editing-cycles>
    <dc:date>2010-04-12T14:30:03</dc:date>
    <dc:creator>cgrant </dc:creator>
    <meta:document-statistic meta:object-count="140"/>
    <meta:generator>OpenOffice.org/3.1$Linux OpenOffice.org_project/310m19$Build-9420</meta:generator>
  </office:meta>
</office:document-meta>
</file>